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d24" officeooo:paragraph-rsid="00089d24"/>
    </style:style>
    <style:style style:name="P2" style:family="paragraph" style:parent-style-name="Standard">
      <style:text-properties fo:font-weight="bold" officeooo:rsid="00089d24" officeooo:paragraph-rsid="00089d2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89d24" officeooo:paragraph-rsid="00089d24"/>
    </style:style>
    <style:style style:name="P4" style:family="paragraph" style:parent-style-name="Standard">
      <style:text-properties style:text-underline-style="solid" style:text-underline-width="auto" style:text-underline-color="font-color" officeooo:rsid="000cb0c2" officeooo:paragraph-rsid="000cb0c2"/>
    </style:style>
    <style:style style:name="P5" style:family="paragraph" style:parent-style-name="Standard">
      <style:text-properties officeooo:rsid="000b7be2" officeooo:paragraph-rsid="000b7be2"/>
    </style:style>
    <style:style style:name="P6" style:family="paragraph" style:parent-style-name="Standard">
      <style:text-properties style:text-underline-style="none" officeooo:rsid="000cb0c2" officeooo:paragraph-rsid="000e6187"/>
    </style:style>
    <style:style style:name="P7" style:family="paragraph" style:parent-style-name="Standard" style:list-style-name="L1">
      <style:text-properties officeooo:rsid="00089d24" officeooo:paragraph-rsid="00089d24"/>
    </style:style>
    <style:style style:name="P8" style:family="paragraph" style:parent-style-name="Standard" style:list-style-name="L1">
      <style:text-properties officeooo:rsid="00089d24" officeooo:paragraph-rsid="000a4970"/>
    </style:style>
    <style:style style:name="P9" style:family="paragraph" style:parent-style-name="Standard" style:list-style-name="L2">
      <style:text-properties officeooo:rsid="00089d24" officeooo:paragraph-rsid="000e6187"/>
    </style:style>
    <style:style style:name="P10" style:family="paragraph" style:parent-style-name="Standard">
      <style:text-properties style:text-underline-style="solid" style:text-underline-width="auto" style:text-underline-color="font-color" officeooo:rsid="00089d24" officeooo:paragraph-rsid="00089d24"/>
    </style:style>
    <style:style style:name="P11" style:family="paragraph" style:parent-style-name="Standard" style:list-style-name="L3">
      <style:text-properties style:text-underline-style="none" officeooo:rsid="000cb0c2" officeooo:paragraph-rsid="000cb0c2"/>
    </style:style>
    <style:style style:name="P12" style:family="paragraph" style:parent-style-name="Standard" style:list-style-name="L2">
      <style:text-properties style:text-underline-style="none" officeooo:rsid="00089d24" officeooo:paragraph-rsid="000e6187"/>
    </style:style>
    <style:style style:name="P13" style:family="paragraph" style:parent-style-name="Standard" style:list-style-name="L3">
      <style:text-properties style:text-underline-style="none" officeooo:rsid="00089d24" officeooo:paragraph-rsid="000cb0c2"/>
    </style:style>
    <style:style style:name="P14" style:family="paragraph" style:parent-style-name="Standard" style:list-style-name="L3">
      <style:text-properties style:text-underline-style="none" officeooo:rsid="000fae4e" officeooo:paragraph-rsid="00116ce0"/>
    </style:style>
    <style:style style:name="P15" style:family="paragraph" style:parent-style-name="Standard" style:list-style-name="L3">
      <style:text-properties officeooo:rsid="000e6187" officeooo:paragraph-rsid="000e6187"/>
    </style:style>
    <style:style style:name="P16" style:family="paragraph" style:parent-style-name="Standard" style:list-style-name="L2">
      <style:text-properties officeooo:rsid="000bbfdb" officeooo:paragraph-rsid="000e6187"/>
    </style:style>
    <style:style style:name="P17" style:family="paragraph" style:parent-style-name="Standard" style:list-style-name="L2">
      <style:text-properties officeooo:rsid="000cb0c2" officeooo:paragraph-rsid="000e6187"/>
    </style:style>
    <style:style style:name="P18" style:family="paragraph" style:parent-style-name="Standard" style:list-style-name="L3">
      <style:text-properties officeooo:rsid="000cb0c2" officeooo:paragraph-rsid="000cb0c2"/>
    </style:style>
    <style:style style:name="P19" style:family="paragraph" style:parent-style-name="Standard" style:list-style-name="L3">
      <style:text-properties fo:font-style="italic" style:text-underline-style="none" fo:font-weight="bold" officeooo:rsid="000cb0c2" officeooo:paragraph-rsid="000cb0c2" style:font-style-asian="italic" style:font-weight-asian="bold" style:font-style-complex="italic" style:font-weight-complex="bold"/>
    </style:style>
    <style:style style:name="P20" style:family="paragraph" style:parent-style-name="Standard" style:list-style-name="L2">
      <style:text-properties fo:font-style="italic" style:text-underline-style="none" fo:font-weight="bold" officeooo:rsid="000cb0c2" officeooo:paragraph-rsid="000e6187" style:font-style-asian="italic" style:font-weight-asian="bold" style:font-style-complex="italic" style:font-weight-complex="bold"/>
    </style:style>
    <style:style style:name="P21" style:family="paragraph" style:parent-style-name="Standard" style:list-style-name="L2">
      <style:text-properties officeooo:rsid="000fae4e" officeooo:paragraph-rsid="00116ce0"/>
    </style:style>
    <style:style style:name="P22" style:family="paragraph" style:parent-style-name="Standard" style:list-style-name="L3">
      <style:text-properties fo:font-weight="bold" officeooo:rsid="000cb0c2" officeooo:paragraph-rsid="000e6187" style:font-weight-asian="bold" style:font-weight-complex="bold"/>
    </style:style>
    <style:style style:name="P23" style:family="paragraph" style:parent-style-name="Standard" style:list-style-name="L2">
      <style:text-properties fo:font-weight="bold" officeooo:rsid="000cb0c2" officeooo:paragraph-rsid="000e6187" style:font-weight-asian="bold" style:font-weight-complex="bold"/>
    </style:style>
    <style:style style:name="T1" style:family="text">
      <style:text-properties officeooo:rsid="000a497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4970" style:font-style-asian="italic" style:font-style-complex="italic"/>
    </style:style>
    <style:style style:name="T4" style:family="text">
      <style:text-properties fo:font-style="italic" officeooo:rsid="000b7be2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0b7be2" style:font-style-asian="italic" style:font-style-complex="italic"/>
    </style:style>
    <style:style style:name="T7" style:family="text">
      <style:text-properties fo:font-style="italic" style:text-underline-style="none" officeooo:rsid="000e6187" style:font-style-asian="italic" style:font-style-complex="italic"/>
    </style:style>
    <style:style style:name="T8" style:family="text">
      <style:text-properties fo:font-style="italic" style:text-underline-style="none" officeooo:rsid="000a4970" style:font-style-asian="italic" style:font-style-complex="italic"/>
    </style:style>
    <style:style style:name="T9" style:family="text">
      <style:text-properties fo:font-style="normal" officeooo:rsid="000b7be2" style:font-style-asian="normal" style:font-style-complex="normal"/>
    </style:style>
    <style:style style:name="T10" style:family="text">
      <style:text-properties fo:font-style="normal" officeooo:rsid="000cb0c2" style:font-style-asian="normal" style:font-style-complex="normal"/>
    </style:style>
    <style:style style:name="T11" style:family="text">
      <style:text-properties fo:font-style="normal" officeooo:rsid="00116ce0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0e6187" style:font-style-asian="normal" style:font-style-complex="normal"/>
    </style:style>
    <style:style style:name="T14" style:family="text">
      <style:text-properties fo:font-style="normal" style:text-underline-style="none" officeooo:rsid="000b7be2" style:font-style-asian="normal" style:font-style-complex="normal"/>
    </style:style>
    <style:style style:name="T15" style:family="text">
      <style:text-properties fo:font-style="normal" style:text-underline-style="none" officeooo:rsid="000cb0c2" style:font-style-asian="normal" style:font-style-complex="normal"/>
    </style:style>
    <style:style style:name="T16" style:family="text">
      <style:text-properties fo:font-style="normal" style:text-underline-style="none" officeooo:rsid="00116ce0" style:font-style-asian="normal" style:font-style-complex="normal"/>
    </style:style>
    <style:style style:name="T17" style:family="text">
      <style:text-properties officeooo:rsid="000cb0c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cb0c2"/>
    </style:style>
    <style:style style:name="T20" style:family="text">
      <style:text-properties style:text-underline-style="none" officeooo:rsid="000e61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-up guide:</text:p>
      <text:p text:style-name="P1"/>
      <text:p text:style-name="P3">Free Positioning:</text:p>
      <text:p text:style-name="P1"/>
      <text:list xml:id="list561845834877286463" text:style-name="L1">
        <text:list-item>
          <text:p text:style-name="P7">roslaunch freenect_launch freenect.launch <text:span text:style-name="T1">or (roslaunch openni_launch openni.launch)</text:span></text:p>
        </text:list-item>
        <text:list-item>
          <text:p text:style-name="P7">rosrun rviz rviz (for visualization)</text:p>
        </text:list-item>
        <text:list-item>
          <text:p text:style-name="P8">Load rviz “<text:span text:style-name="T1">FreePositioning” </text:span>config. file saved in <text:span text:style-name="T3">workspace/src/remote_manipulation_markers/rvi</text:span><text:span text:style-name="T4">z. </text:span><text:span text:style-name="T9">Make sure you have the interact tool selected to be able to interact the marker.</text:span></text:p>
        </text:list-item>
        <text:list-item>
          <text:p text:style-name="P7">roslaunch remote_manipulation_markers free_positioning.launch</text:p>
        </text:list-item>
      </text:list>
      <text:p text:style-name="P1"/>
      <text:p text:style-name="P3">Constrain Positioning:</text:p>
      <text:p text:style-name="P6"/>
      <text:list xml:id="list2825053126491604782" text:style-name="L2">
        <text:list-item>
          <text:p text:style-name="P12">roslaunch freenect_launch freenect.launch or (roslaunch openni_launch openni.launch)</text:p>
        </text:list-item>
        <text:list-item>
          <text:p text:style-name="P12">rosrun rviz rviz (for visualization)</text:p>
        </text:list-item>
        <text:list-item>
          <text:p text:style-name="P16">roslaunch remote_manipulation_markers constrained_positioning.launch </text:p>
        </text:list-item>
        <text:list-item>
          <text:p text:style-name="P9"><text:span text:style-name="T18">Load rviz “</text:span><text:span text:style-name="T20">Constrained_Positioning</text:span><text:span text:style-name="T19">” </text:span><text:span text:style-name="T18">config. file saved in </text:span><text:span text:style-name="T8">workspace/src/remote_manipulation_markers/rvi</text:span><text:span text:style-name="T6">z. </text:span><text:span text:style-name="T14">Make sure you have the interact tool selected to be able to interact the marker.</text:span></text:p>
        </text:list-item>
        <text:list-item>
          <text:p text:style-name="P21"><text:span text:style-name="T12">roslaunch </text:span><text:span text:style-name="T15">rail_agile_nodes </text:span><text:span text:style-name="T16">click_action_cp</text:span><text:span text:style-name="T15">.launch</text:span></text:p>
        </text:list-item>
        <text:list-item>
          <text:p text:style-name="P23"><text:span text:style-name="T5">rosrun rail_agile_nodes point_cloud_cl</text:span><text:span text:style-name="T7">ic</text:span><text:span text:style-name="T5">ker</text:span></text:p>
        </text:list-item>
        <text:list-item>
          <text:p text:style-name="P20">rosrun rail_agile_nodes ClickedImageClient </text:p>
        </text:list-item>
        <text:list-item>
          <text:p text:style-name="P17"><text:span text:style-name="T13">C</text:span><text:span text:style-name="T12">lick on the desired place of the image created by </text:span><text:span text:style-name="T5">ClickedImageClient</text:span></text:p>
        </text:list-item>
      </text:list>
      <text:p text:style-name="P5"/>
      <text:p text:style-name="P4">Point and Click:</text:p>
      <text:p text:style-name="P4"/>
      <text:list xml:id="list4281382607930868841" text:style-name="L3">
        <text:list-item>
          <text:p text:style-name="P13">roslaunch freenect_launch freenect.launch or (roslaunch openni_launch openni.launch)</text:p>
        </text:list-item>
        <text:list-item>
          <text:p text:style-name="P13">rosrun rviz rviz (for visualization)</text:p>
        </text:list-item>
        <text:list-item>
          <text:p text:style-name="P11">roslaunch rail_agile_nodes find_grasps.launch</text:p>
        </text:list-item>
        <text:list-item>
          <text:p text:style-name="P11">roslaunch remote_manipulation_markers point_and_click.launch </text:p>
        </text:list-item>
        <text:list-item>
          <text:p text:style-name="P13">Load rviz “<text:span text:style-name="T17">Point_and_Click” </text:span>config. file saved in <text:span text:style-name="T3">workspace/src/remote_manipulation_markers/rvi</text:span><text:span text:style-name="T4">z.</text:span></text:p>
        </text:list-item>
        <text:list-item>
          <text:p text:style-name="P14"><text:span text:style-name="T9">roslaunch </text:span><text:span text:style-name="T10">rail_agile_nodes </text:span><text:span text:style-name="T11">click_action</text:span><text:span text:style-name="T10">.launch</text:span></text:p>
        </text:list-item>
        <text:list-item>
          <text:p text:style-name="P22"><text:span text:style-name="T5">rosrun rail_agile_nodes point_cloud_cl</text:span><text:span text:style-name="T7">ic</text:span><text:span text:style-name="T5">ker</text:span></text:p>
        </text:list-item>
        <text:list-item>
          <text:p text:style-name="P19">rosrun rail_agile_nodes ClickedImageClient </text:p>
        </text:list-item>
        <text:list-item>
          <text:p text:style-name="P18"><text:span text:style-name="T13">C</text:span><text:span text:style-name="T12">lick on the desired place of the image created by </text:span><text:span text:style-name="T5">ClickedImageClient</text:span></text:p>
        </text:list-item>
        <text:list-item>
          <text:p text:style-name="P15"><text:span text:style-name="T5">To cycle the different final poses use the service: rosservice call /point_and_click/cycle_grasps true *Note that true is for moving down the list and false is to move up the lis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20:23.144161540</meta:creation-date>
    <dc:date>2017-07-14T16:36:04.641675790</dc:date>
    <meta:editing-duration>PT8M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03" meta:character-count="1757" meta:non-whitespace-character-count="1598"/>
  </office:meta>
</office:document-meta>
</file>